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2"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3" style:family="paragraph" style:parent-style-name="Standard">
      <style:paragraph-properties fo:text-align="center" style:justify-single-word="false"/>
      <style:text-properties fo:font-size="11pt" fo:language="en" fo:country="GB" style:font-size-asian="11pt" style:language-asian="zxx" style:country-asian="none" style:font-size-complex="11pt" style:language-complex="zxx" style:country-complex="none"/>
    </style:style>
    <style:style style:name="P4"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Knut Øien, 091379</text:p>
      <text:p text:style-name="P3">Individual reflection paper</text:p>
      <text:p text:style-name="P3">Bachelor in Game Programming</text:p>
      <text:p text:style-name="P3">23.05.12</text:p>
      <text:p text:style-name="P2"/>
      <text:p text:style-name="P2">Working as a team</text:p>
      <text:p text:style-name="P2"/>
      <text:p text:style-name="P2">I think we have worked pretty well as a team. There were some minor issues arising now and then, but they were quickly resolved. The reason it went so well was probably because of the small size of the group.</text:p>
      <text:p text:style-name="P2">We did not appoint a group leader or any other roles. Everyone did thir appointed work and if there were <text:s/>different opinions, they would be solved by voting. <text:s/>We all worked individually on many aspects of the game. This allowed us to minimize merging problems. Some problems did come from merging each others code. This was solved quickly, since we had regular meetings and Skype conversations.</text:p>
      <text:p text:style-name="P2"/>
      <text:p text:style-name="P2">This approach would really have hurt us if we had one or more group members. With a larger group there needs to be someone in charge to make the final decisions because more contributions would be expected from a larger group and evaluating the content of the work would take more time. Splitting up the work equally might not be possible as well. Woking on the same file at the same time would probably be a must have feature. Choice of reversion control software would no longer have dropbox as an option. Instead we would be forced to use GitHub, or something equivalent.</text:p>
      <text:p text:style-name="P2"/>
      <text:p text:style-name="P2">When we wrote the bachelor thesis we had some unnecessary problems regarding the text editor we used. One of us was really good with Microsoft Word. The remaining two used Open Office. This caused some problems regarding merging. It could be easily be solved if two of us simply bought Word. We did get a suggestion to use Latex, but it would take to much time to learn how to use it. If we had been forced to learn it in the previous semester, that would also solve the problem. The lesson here is, all group members need to use the same text editor.</text:p>
      <text:p text:style-name="P2"/>
      <text:p text:style-name="P2">Working with Krillbite</text:p>
      <text:p text:style-name="P2"/>
      <text:p text:style-name="P2">During this project our group has been working together with the indie game developer Krillbite. This has been a great asset to our development process. They have provided us with artwork( sprites, backgrounds etc.) and feedback on our work. This partnership mostly went smoothly. There were no quarrels and criticisms were well received. However the partnership has not been without some sacrifices. </text:p>
      <text:p text:style-name="P2"/>
      <text:p text:style-name="P2">Since Krillbite was kind enough to help us with the art design and game play suggestions, we have had a duty to repay their kindness by creating a game they would be proud to have helped developing. This meant that we needed to prioritize their suggestions on game changes. As a result we have scrapped a lot of our ideas and code.</text:p>
      <text:p text:style-name="P2">The game changes inspired by Krillbite were in no way bad. Quite the opposite, they were very good and everyone on the team, me included, think that the resulting game turned out great. What is regrettable about the changes, however, are that they effectively reduced the time frame we had to create the game. If we had used all the time at our disposal to create the game we had decided to make in the beginning. We would no doubt have been able to create more content. The content would not look as good, but we would be nice to implement as many of our ideas as possible. Working together with a professional game developer has learnt us a lot about the process of creating a game that I think will help us in our professional lives.</text:p>
      <text:p text:style-name="P2"/>
      <text:p text:style-name="P2">Individual work</text:p>
      <text:p text:style-name="P2"/>
      <text:p text:style-name="P2">Looking back at the development of our game, the work load was fairly constant throughout the project. Regular work times reduced a lot of the stress that might have occurred. Although a lot of the code that I had written were scrapped and that makes me a little sad, I still think it was a lot of fun. The thing I could have done better was to use more time to come up with proper variable/function names. It is hard to come up with a good name when you need to describe many properties in as few words as possible. Mostly the naming was fine, but when I was tired and impatient some of the names I made were pretty bad. It is important to create an understandable code when working on a team. <text:s/></text:p>
      <text:p text:style-name="P2"><text:soft-page-break/></text:p>
      <text:p text:style-name="P2">Development process</text:p>
      <text:p text:style-name="P2"/>
      <text:p text:style-name="P2">The developmental model we used for the duration of the project was a slightly modified version of scrum.</text:p>
      <text:p text:style-name="P2">We had one week sprints and at the end of each sprint we had a sprint meeting to decide what to do next. The meetings consisted of us talking about the work we had done and what remained.</text:p>
      <text:p text:style-name="P2">This method worked very well for our project. We often got new ideas or feedback from our partners. The short sprints eliminated a lot of time that would otherwise have been wasted on something we might not have needed in the end.</text:p>
      <text:p text:style-name="P2"/>
      <text:p text:style-name="P2"><text:s/>As mentioned earlier, one of the things we did not have was appointed roles. Since we were a small team we were able to communicate very easily. With a larger team and a greater project size, the lack of organization would result in nobody knowing what to do. Another regret is that we did not start the development of the game the previous semester. This might have let us create a better product, and saved a lot of time of planning. </text:p>
      <text:p text:style-name="P2"/>
      <text:p text:style-name="P2">Help from supervisor</text:p>
      <text:p text:style-name="P2"/>
      <text:p text:style-name="P2">There was not often we saw the course supervisor while we worked on this bachelor project. This has not created any grudges or irritation. Apart from some struggle to begin with, we mostly figured out what to do on our own. When we needed help or advice, other teachers at the school were very helpful and usually easy to get a hold of.</text:p>
      <text:p text:style-name="P2"/>
      <text:p text:style-name="P2">Criticism on the bachelor thesis</text:p>
      <text:p text:style-name="P2"/>
      <text:p text:style-name="P2">The only thing I can think of is the fact that the grade depends solely on the thesis. I think it is a fair assumption that the grading would be based on a combination of the thesis and resulting product. Since our bachelor is in Game Programming, most of our education and work were about programming. The result of our work and acquired skills as programmers ought to be reflected in the final grade of the bachelor.</text:p>
      <text:p text:style-name="P2"/>
      <text:p text:style-name="P2"><text:tab/><text:tab/><text:tab/></text:p>
      <text:p text:style-name="P2"/>
      <text:p text:style-name="P2"><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49M57S</meta:editing-duration>
    <meta:editing-cycles>17</meta:editing-cycles>
    <meta:generator>OpenOffice.org/3.3$Win32 OpenOffice.org_project/330m20$Build-9567</meta:generator>
    <dc:date>2012-05-28T23:59:31.90</dc:date>
    <dc:creator>Knut Øien</dc:creator>
    <meta:document-statistic meta:table-count="0" meta:image-count="0" meta:object-count="0" meta:page-count="2" meta:paragraph-count="26" meta:word-count="1057" meta:character-count="5815"/>
    <meta:user-defined meta:name="Info 1"/>
    <meta:user-defined meta:name="Info 2"/>
    <meta:user-defined meta:name="Info 3"/>
    <meta:user-defined meta:name="Info 4"/>
  </office:meta>
</office:document-meta>
</file>